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6792" officeooo:paragraph-rsid="00006792" style:font-weight-asian="bold" style:font-weight-complex="bold"/>
    </style:style>
    <style:style style:name="P2" style:family="paragraph" style:parent-style-name="Standard">
      <style:text-properties fo:font-weight="normal" officeooo:rsid="00006792" officeooo:paragraph-rsid="0000679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11 </text:p>
      <text:p text:style-name="P1"/>
      <text:p text:style-name="P1">1. Define a class Complex to represent a complex number. Include the following members:</text:p>
      <text:p text:style-name="P1">Data members:</text:p>
      <text:p text:style-name="P1">a. Real</text:p>
      <text:p text:style-name="P1">b. Imaginary</text:p>
      <text:p text:style-name="P1">Member functions:</text:p>
      <text:p text:style-name="P1">a. to assign initial values</text:p>
      <text:p text:style-name="P1">b. to display complex number in a suitable format</text:p>
      <text:p text:style-name="P1">Write a main function to test the class.</text:p>
      <text:p text:style-name="P1"/>
      <text:p text:style-name="P2">#include&lt;iostream&gt;</text:p>
      <text:p text:style-name="P2">using namespace std;</text:p>
      <text:p text:style-name="P2"/>
      <text:p text:style-name="P2">class Complex</text:p>
      <text:p text:style-name="P2">{</text:p>
      <text:p text:style-name="P2"><text:s text:c="4"/>private: int real,imaginary;</text:p>
      <text:p text:style-name="P2"/>
      <text:p text:style-name="P2"><text:s text:c="4"/>public: void assign();</text:p>
      <text:p text:style-name="P2"><text:s text:c="12"/>void display();</text:p>
      <text:p text:style-name="P2">};</text:p>
      <text:p text:style-name="P2"/>
      <text:p text:style-name="P2">void Complex::assign()</text:p>
      <text:p text:style-name="P2">{</text:p>
      <text:p text:style-name="P2"><text:s text:c="3"/>cout&lt;&lt;"Enter real and imaginary parts of complex number:"&lt;&lt;endl;</text:p>
      <text:p text:style-name="P2"><text:s text:c="3"/>cin&gt;&gt; real&gt;&gt;imaginary;</text:p>
      <text:p text:style-name="P2">}</text:p>
      <text:p text:style-name="P2"/>
      <text:p text:style-name="P2">void Complex::display()</text:p>
      <text:p text:style-name="P2">{</text:p>
      <text:p text:style-name="P2"><text:s text:c="4"/>cout&lt;&lt;"The complex number is "&lt;&lt;real&lt;&lt;" + "&lt;&lt;imaginary&lt;&lt;"i";</text:p>
      <text:p text:style-name="P2">}</text:p>
      <text:p text:style-name="P2"/>
      <text:p text:style-name="P2">int main()</text:p>
      <text:p text:style-name="P2">{</text:p>
      <text:p text:style-name="P2"><text:s text:c="4"/>Complex obj;</text:p>
      <text:p text:style-name="P2"/>
      <text:p text:style-name="P2"><text:s text:c="4"/>obj.assign();</text:p>
      <text:p text:style-name="P2"><text:s text:c="4"/>obj.display();</text:p>
      <text:p text:style-name="P2"/>
      <text:p text:style-name="P2"><text:s text:c="4"/>return 0;</text:p>
      <text:p text:style-name="P2">}</text:p>
      <text:p text:style-name="P2"/>
      <text:p text:style-name="P1">2. Define a class Account to represent a bank account. Include the following members</text:p>
      <text:p text:style-name="P1">Data members:</text:p>
      <text:p text:style-name="P1">a. Name of the depositor</text:p>
      <text:p text:style-name="P1">b. Account number</text:p>
      <text:p text:style-name="P1">c. Type of account</text:p>
      <text:p text:style-name="P1">d. Balance amount in the account</text:p>
      <text:p text:style-name="P1">Member functions:</text:p>
      <text:p text:style-name="P1">a. to assign initial values</text:p>
      <text:p text:style-name="P1">c. to deposit an amount</text:p>
      <text:p text:style-name="P1"><text:soft-page-break/>d. to withdraw amount after checking minimum balance</text:p>
      <text:p text:style-name="P1">e. to display name &amp; balance</text:p>
      <text:p text:style-name="P1">Write a main function to test the class.</text:p>
      <text:p text:style-name="P1"/>
      <text:p text:style-name="P2">#include&lt;iostream&gt;</text:p>
      <text:p text:style-name="P2">#include&lt;string.h&gt;</text:p>
      <text:p text:style-name="P2">using namespace std;</text:p>
      <text:p text:style-name="P2"/>
      <text:p text:style-name="P2">class Account</text:p>
      <text:p text:style-name="P2">{</text:p>
      <text:p text:style-name="P2"><text:s text:c="4"/>private: char name[100];</text:p>
      <text:p text:style-name="P2"><text:s text:c="13"/>char accountNumber[100];</text:p>
      <text:p text:style-name="P2"><text:s text:c="13"/>char accountType[50];</text:p>
      <text:p text:style-name="P2"><text:s text:c="13"/>double balance;</text:p>
      <text:p text:style-name="P2"/>
      <text:p text:style-name="P2"><text:s text:c="4"/>public: void assign();</text:p>
      <text:p text:style-name="P2"><text:s text:c="12"/>void deposit();</text:p>
      <text:p text:style-name="P2"><text:s text:c="12"/>void withdraw();</text:p>
      <text:p text:style-name="P2"><text:s text:c="12"/>void display();</text:p>
      <text:p text:style-name="P2">};</text:p>
      <text:p text:style-name="P2"/>
      <text:p text:style-name="P2">void Account::assign()</text:p>
      <text:p text:style-name="P2">{</text:p>
      <text:p text:style-name="P2"><text:s text:c="3"/>cout&lt;&lt;"Enter name and account number:"&lt;&lt;endl;</text:p>
      <text:p text:style-name="P2"><text:s text:c="3"/>cin.getline(name,100);</text:p>
      <text:p text:style-name="P2"><text:s text:c="3"/>cin.getline(accountNumber,100);</text:p>
      <text:p text:style-name="P2"/>
      <text:p text:style-name="P2"><text:s text:c="3"/>cout&lt;&lt;"Enter account type:"&lt;&lt;endl;</text:p>
      <text:p text:style-name="P2"><text:s text:c="3"/>cin.getline(accountType,100);</text:p>
      <text:p text:style-name="P2"/>
      <text:p text:style-name="P2"><text:s text:c="3"/>cout&lt;&lt;"Enter initial balance:"&lt;&lt;endl;</text:p>
      <text:p text:style-name="P2"><text:s text:c="3"/>cin&gt;&gt;balance;</text:p>
      <text:p text:style-name="P2">}</text:p>
      <text:p text:style-name="P2"/>
      <text:p text:style-name="P2">void Account::deposit()</text:p>
      <text:p text:style-name="P2">{</text:p>
      <text:p text:style-name="P2"><text:s text:c="4"/>int deposit;</text:p>
      <text:p text:style-name="P2"><text:s text:c="4"/>cout&lt;&lt;"Enter deposit amount:"&lt;&lt;endl;</text:p>
      <text:p text:style-name="P2"><text:s text:c="4"/>cin&gt;&gt;deposit;</text:p>
      <text:p text:style-name="P2"/>
      <text:p text:style-name="P2"><text:s text:c="4"/>balance+=deposit;</text:p>
      <text:p text:style-name="P2">}</text:p>
      <text:p text:style-name="P2"/>
      <text:p text:style-name="P2">void Account::withdraw()</text:p>
      <text:p text:style-name="P2">{</text:p>
      <text:p text:style-name="P2"><text:s text:c="4"/>int amount;</text:p>
      <text:p text:style-name="P2"/>
      <text:p text:style-name="P2"><text:s text:c="4"/>cout&lt;&lt;"Enter amount you wish to withdraw:"&lt;&lt;endl;</text:p>
      <text:p text:style-name="P2"><text:s text:c="4"/>cin&gt;&gt;amount;</text:p>
      <text:p text:style-name="P2"/>
      <text:p text:style-name="P2"><text:s text:c="4"/>if(amount&gt;balance)</text:p>
      <text:p text:style-name="P2"><text:s text:c="8"/>cout&lt;&lt;"Sorry, you do not have enough money in your account!"&lt;&lt;endl;</text:p>
      <text:p text:style-name="P2"><text:soft-page-break/><text:s text:c="4"/>else</text:p>
      <text:p text:style-name="P2"><text:s text:c="8"/>balance-=amount;</text:p>
      <text:p text:style-name="P2">}</text:p>
      <text:p text:style-name="P2"/>
      <text:p text:style-name="P2">void Account::display()</text:p>
      <text:p text:style-name="P2">{</text:p>
      <text:p text:style-name="P2"><text:s text:c="4"/>cout&lt;&lt;"Name of account holder: "&lt;&lt;name&lt;&lt;endl;</text:p>
      <text:p text:style-name="P2"><text:s text:c="4"/>cout&lt;&lt;"Account balance is Rs. "&lt;&lt;balance;</text:p>
      <text:p text:style-name="P2">}</text:p>
      <text:p text:style-name="P2"/>
      <text:p text:style-name="P2">int main()</text:p>
      <text:p text:style-name="P2">{</text:p>
      <text:p text:style-name="P2"><text:s text:c="4"/>Account obj;</text:p>
      <text:p text:style-name="P2"/>
      <text:p text:style-name="P2"><text:s text:c="4"/>obj.assign();</text:p>
      <text:p text:style-name="P2"><text:s text:c="4"/>obj.deposit();</text:p>
      <text:p text:style-name="P2"><text:s text:c="4"/>obj.withdraw();</text:p>
      <text:p text:style-name="P2"><text:s text:c="4"/>obj.display()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5:14:02.566722241</meta:creation-date>
    <dc:date>2015-11-30T15:15:54.565545174</dc:date>
    <meta:editing-duration>P0D</meta:editing-duration>
    <meta:editing-cycles>1</meta:editing-cycles>
    <meta:document-statistic meta:table-count="0" meta:image-count="0" meta:object-count="0" meta:page-count="3" meta:paragraph-count="99" meta:word-count="272" meta:character-count="2212" meta:non-whitespace-character-count="1790"/>
    <meta:generator>LibreOffice/4.2.8.2$Linux_X86_64 LibreOffice_project/420m0$Build-2</meta:generator>
  </office:meta>
</office:document-meta>
</file>